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0.163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walltimes11" table:style-name="ta1"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1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33.2522889" calcext:value-type="float">
            <text:p>2633.2522889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95.13561352" calcext:value-type="float">
            <text:p>2695.13561352</text:p>
          </table:table-cell>
          <table:table-cell office:value-type="float" office:value="2695.13549857" calcext:value-type="float">
            <text:p>2695.13549857</text:p>
          </table:table-cell>
          <table:table-cell office:value-type="float" office:value="2695.13563192" calcext:value-type="float">
            <text:p>2695.13563192</text:p>
          </table:table-cell>
          <table:table-cell office:value-type="float" office:value="2695.13563523" calcext:value-type="float">
            <text:p>2695.13563523</text:p>
          </table:table-cell>
          <table:table-cell office:value-type="float" office:value="2695.13552237" calcext:value-type="float">
            <text:p>2695.13552237</text:p>
          </table:table-cell>
          <table:table-cell office:value-type="float" office:value="2695.13570949" calcext:value-type="float">
            <text:p>2695.13570949</text:p>
          </table:table-cell>
          <table:table-cell office:value-type="float" office:value="2698.66320307" calcext:value-type="float">
            <text:p>2698.66320307</text:p>
          </table:table-cell>
          <table:table-cell office:value-type="float" office:value="2698.6629063" calcext:value-type="float">
            <text:p>2698.6629063</text:p>
          </table:table-cell>
          <table:table-cell office:value-type="float" office:value="2698.66312298" calcext:value-type="float">
            <text:p>2698.66312298</text:p>
          </table:table-cell>
          <table:table-cell office:value-type="float" office:value="2698.66277297" calcext:value-type="float">
            <text:p>2698.66277297</text:p>
          </table:table-cell>
          <table:table-cell office:value-type="float" office:value="2700.7485601" calcext:value-type="float">
            <text:p>2700.7485601</text:p>
          </table:table-cell>
          <table:table-cell office:value-type="float" office:value="2700.74864" calcext:value-type="float">
            <text:p>2700.74864</text:p>
          </table:table-cell>
          <table:table-cell office:value-type="string" calcext:value-type="string">
            <text:p><text:s/></text:p>
          </table:table-cell>
          <table:table-cell table:number-columns-repeated="3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81.60172223" calcext:value-type="float">
            <text:p>2781.60172223</text:p>
          </table:table-cell>
          <table:table-cell office:value-type="float" office:value="2781.60180663" calcext:value-type="float">
            <text:p>2781.60180663</text:p>
          </table:table-cell>
          <table:table-cell office:value-type="float" office:value="2782.53335859" calcext:value-type="float">
            <text:p>2782.53335859</text:p>
          </table:table-cell>
          <table:table-cell office:value-type="float" office:value="2782.5332896" calcext:value-type="float">
            <text:p>2782.5332896</text:p>
          </table:table-cell>
          <table:table-cell office:value-type="float" office:value="2786.194846" calcext:value-type="float">
            <text:p>2786.194846</text:p>
          </table:table-cell>
          <table:table-cell office:value-type="float" office:value="2786.19482102" calcext:value-type="float">
            <text:p>2786.19482102</text:p>
          </table:table-cell>
          <table:table-cell office:value-type="float" office:value="2786.19478138" calcext:value-type="float">
            <text:p>2786.19478138</text:p>
          </table:table-cell>
          <table:table-cell office:value-type="float" office:value="2786.19480668" calcext:value-type="float">
            <text:p>2786.19480668</text:p>
          </table:table-cell>
          <table:table-cell office:value-type="float" office:value="2786.19476128" calcext:value-type="float">
            <text:p>2786.19476128</text:p>
          </table:table-cell>
          <table:table-cell office:value-type="float" office:value="2786.19495751" calcext:value-type="float">
            <text:p>2786.19495751</text:p>
          </table:table-cell>
          <table:table-cell office:value-type="float" office:value="2786.35555827" calcext:value-type="float">
            <text:p>2786.35555827</text:p>
          </table:table-cell>
          <table:table-cell office:value-type="float" office:value="2786.35562101" calcext:value-type="float">
            <text:p>2786.35562101</text:p>
          </table:table-cell>
          <table:table-cell office:value-type="float" office:value="2796.80098512" calcext:value-type="float">
            <text:p>2796.80098512</text:p>
          </table:table-cell>
          <table:table-cell office:value-type="float" office:value="2796.8012305" calcext:value-type="float">
            <text:p>2796.8012305</text:p>
          </table:table-cell>
          <table:table-cell office:value-type="float" office:value="2796.80109083" calcext:value-type="float">
            <text:p>2796.80109083</text:p>
          </table:table-cell>
          <table:table-cell office:value-type="float" office:value="2796.80127616" calcext:value-type="float">
            <text:p>2796.80127616</text:p>
          </table:table-cell>
          <table:table-cell office:value-type="float" office:value="2796.80104656" calcext:value-type="float">
            <text:p>2796.80104656</text:p>
          </table:table-cell>
          <table:table-cell office:value-type="float" office:value="2796.80106604" calcext:value-type="float">
            <text:p>2796.80106604</text:p>
          </table:table-cell>
          <table:table-cell office:value-type="float" office:value="2796.80116685" calcext:value-type="float">
            <text:p>2796.80116685</text:p>
          </table:table-cell>
          <table:table-cell office:value-type="float" office:value="2796.80124648" calcext:value-type="float">
            <text:p>2796.80124648</text:p>
          </table:table-cell>
          <table:table-cell office:value-type="float" office:value="2796.80098397" calcext:value-type="float">
            <text:p>2796.80098397</text:p>
          </table:table-cell>
          <table:table-cell office:value-type="float" office:value="2796.80111965" calcext:value-type="float">
            <text:p>2796.80111965</text:p>
          </table:table-cell>
          <table:table-cell office:value-type="float" office:value="2796.80134908" calcext:value-type="float">
            <text:p>2796.80134908</text:p>
          </table:table-cell>
          <table:table-cell office:value-type="float" office:value="2796.80122692" calcext:value-type="float">
            <text:p>2796.80122692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46.63750388" calcext:value-type="float">
            <text:p>3046.63750388</text:p>
          </table:table-cell>
          <table:table-cell office:value-type="float" office:value="3046.63734985" calcext:value-type="float">
            <text:p>3046.63734985</text:p>
          </table:table-cell>
          <table:table-cell office:value-type="float" office:value="3046.63747969" calcext:value-type="float">
            <text:p>3046.63747969</text:p>
          </table:table-cell>
          <table:table-cell office:value-type="float" office:value="3048.62419101" calcext:value-type="float">
            <text:p>3048.62419101</text:p>
          </table:table-cell>
          <table:table-cell office:value-type="float" office:value="3048.62413985" calcext:value-type="float">
            <text:p>3048.62413985</text:p>
          </table:table-cell>
          <table:table-cell office:value-type="float" office:value="3048.62168512" calcext:value-type="float">
            <text:p>3048.62168512</text:p>
          </table:table-cell>
          <table:table-cell office:value-type="float" office:value="3048.62428841" calcext:value-type="float">
            <text:p>3048.62428841</text:p>
          </table:table-cell>
          <table:table-cell office:value-type="float" office:value="3073.63609507" calcext:value-type="float">
            <text:p>3073.63609507</text:p>
          </table:table-cell>
          <table:table-cell office:value-type="float" office:value="3136.82461435" calcext:value-type="float">
            <text:p>3136.82461435</text:p>
          </table:table-cell>
          <table:table-cell office:value-type="float" office:value="3136.82419422" calcext:value-type="float">
            <text:p>3136.82419422</text:p>
          </table:table-cell>
          <table:table-cell office:value-type="float" office:value="3136.81708355" calcext:value-type="float">
            <text:p>3136.81708355</text:p>
          </table:table-cell>
          <table:table-cell office:value-type="float" office:value="3136.82481188" calcext:value-type="float">
            <text:p>3136.82481188</text:p>
          </table:table-cell>
          <table:table-cell office:value-type="float" office:value="3136.82478312" calcext:value-type="float">
            <text:p>3136.82478312</text:p>
          </table:table-cell>
          <table:table-cell office:value-type="float" office:value="3136.82493121" calcext:value-type="float">
            <text:p>3136.82493121</text:p>
          </table:table-cell>
          <table:table-cell office:value-type="float" office:value="3136.82467756" calcext:value-type="float">
            <text:p>3136.82467756</text:p>
          </table:table-cell>
          <table:table-cell office:value-type="float" office:value="3136.82494688" calcext:value-type="float">
            <text:p>3136.82494688</text:p>
          </table:table-cell>
          <table:table-cell office:value-type="float" office:value="3136.8247907" calcext:value-type="float">
            <text:p>3136.8247907</text:p>
          </table:table-cell>
          <table:table-cell office:value-type="float" office:value="3136.81919449" calcext:value-type="float">
            <text:p>3136.81919449</text:p>
          </table:table-cell>
          <table:table-cell office:value-type="float" office:value="3136.81198164" calcext:value-type="float">
            <text:p>3136.81198164</text:p>
          </table:table-cell>
          <table:table-cell office:value-type="float" office:value="3136.8222075" calcext:value-type="float">
            <text:p>3136.8222075</text:p>
          </table:table-cell>
          <table:table-cell office:value-type="float" office:value="3136.81899174" calcext:value-type="float">
            <text:p>3136.81899174</text:p>
          </table:table-cell>
          <table:table-cell office:value-type="float" office:value="3136.82497801" calcext:value-type="float">
            <text:p>3136.82497801</text:p>
          </table:table-cell>
          <table:table-cell office:value-type="float" office:value="3136.82503605" calcext:value-type="float">
            <text:p>3136.82503605</text:p>
          </table:table-cell>
          <table:table-cell office:value-type="float" office:value="3136.82516403" calcext:value-type="float">
            <text:p>3136.82516403</text:p>
          </table:table-cell>
          <table:table-cell office:value-type="float" office:value="3136.82498374" calcext:value-type="float">
            <text:p>3136.82498374</text:p>
          </table:table-cell>
          <table:table-cell office:value-type="float" office:value="3136.82519956" calcext:value-type="float">
            <text:p>3136.82519956</text:p>
          </table:table-cell>
          <table:table-cell office:value-type="float" office:value="3136.82503517" calcext:value-type="float">
            <text:p>3136.82503517</text:p>
          </table:table-cell>
          <table:table-cell office:value-type="float" office:value="3136.82495059" calcext:value-type="float">
            <text:p>3136.82495059</text:p>
          </table:table-cell>
          <table:table-cell office:value-type="float" office:value="3136.82485971" calcext:value-type="float">
            <text:p>3136.82485971</text:p>
          </table:table-cell>
          <table:table-cell office:value-type="float" office:value="3136.8249768" calcext:value-type="float">
            <text:p>3136.8249768</text:p>
          </table:table-cell>
          <table:table-cell office:value-type="float" office:value="3136.82495583" calcext:value-type="float">
            <text:p>3136.82495583</text:p>
          </table:table-cell>
          <table:table-cell office:value-type="float" office:value="3136.82508928" calcext:value-type="float">
            <text:p>3136.82508928</text:p>
          </table:table-cell>
          <table:table-cell office:value-type="float" office:value="3136.82512923" calcext:value-type="float">
            <text:p>3136.82512923</text:p>
          </table:table-cell>
          <table:table-cell office:value-type="float" office:value="3136.8251675" calcext:value-type="float">
            <text:p>3136.8251675</text:p>
          </table:table-cell>
          <table:table-cell office:value-type="float" office:value="3136.82499634" calcext:value-type="float">
            <text:p>3136.82499634</text:p>
          </table:table-cell>
          <table:table-cell office:value-type="float" office:value="3136.82529828" calcext:value-type="float">
            <text:p>3136.82529828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10.95575797" calcext:value-type="float">
            <text:p>3110.95575797</text:p>
          </table:table-cell>
          <table:table-cell office:value-type="float" office:value="3110.96254902" calcext:value-type="float">
            <text:p>3110.96254902</text:p>
          </table:table-cell>
          <table:table-cell office:value-type="float" office:value="3143.86284936" calcext:value-type="float">
            <text:p>3143.86284936</text:p>
          </table:table-cell>
          <table:table-cell office:value-type="float" office:value="3196.97081183" calcext:value-type="float">
            <text:p>3196.97081183</text:p>
          </table:table-cell>
          <table:table-cell office:value-type="float" office:value="3197.82748834" calcext:value-type="float">
            <text:p>3197.82748834</text:p>
          </table:table-cell>
          <table:table-cell office:value-type="float" office:value="3200.54842541" calcext:value-type="float">
            <text:p>3200.54842541</text:p>
          </table:table-cell>
          <table:table-cell office:value-type="float" office:value="3200.55948283" calcext:value-type="float">
            <text:p>3200.55948283</text:p>
          </table:table-cell>
          <table:table-cell office:value-type="float" office:value="3200.52651654" calcext:value-type="float">
            <text:p>3200.52651654</text:p>
          </table:table-cell>
          <table:table-cell office:value-type="float" office:value="3200.55947163" calcext:value-type="float">
            <text:p>3200.55947163</text:p>
          </table:table-cell>
          <table:table-cell office:value-type="float" office:value="3200.5812451" calcext:value-type="float">
            <text:p>3200.5812451</text:p>
          </table:table-cell>
          <table:table-cell office:value-type="float" office:value="3200.53750132" calcext:value-type="float">
            <text:p>3200.53750132</text:p>
          </table:table-cell>
          <table:table-cell office:value-type="float" office:value="3200.58117382" calcext:value-type="float">
            <text:p>3200.58117382</text:p>
          </table:table-cell>
          <table:table-cell office:value-type="float" office:value="3200.58079236" calcext:value-type="float">
            <text:p>3200.58079236</text:p>
          </table:table-cell>
          <table:table-cell office:value-type="float" office:value="3200.58088796" calcext:value-type="float">
            <text:p>3200.58088796</text:p>
          </table:table-cell>
          <table:table-cell office:value-type="float" office:value="3200.58087419" calcext:value-type="float">
            <text:p>3200.58087419</text:p>
          </table:table-cell>
          <table:table-cell office:value-type="float" office:value="3200.58124269" calcext:value-type="float">
            <text:p>3200.58124269</text:p>
          </table:table-cell>
          <table:table-cell office:value-type="float" office:value="3200.58085843" calcext:value-type="float">
            <text:p>3200.58085843</text:p>
          </table:table-cell>
          <table:table-cell office:value-type="float" office:value="3200.58097933" calcext:value-type="float">
            <text:p>3200.58097933</text:p>
          </table:table-cell>
          <table:table-cell office:value-type="float" office:value="3200.58083872" calcext:value-type="float">
            <text:p>3200.58083872</text:p>
          </table:table-cell>
          <table:table-cell office:value-type="float" office:value="3200.58096569" calcext:value-type="float">
            <text:p>3200.58096569</text:p>
          </table:table-cell>
          <table:table-cell office:value-type="float" office:value="3247.0717908" calcext:value-type="float">
            <text:p>3247.0717908</text:p>
          </table:table-cell>
          <table:table-cell office:value-type="float" office:value="3247.07175429" calcext:value-type="float">
            <text:p>3247.07175429</text:p>
          </table:table-cell>
          <table:table-cell office:value-type="float" office:value="3247.08416809" calcext:value-type="float">
            <text:p>3247.08416809</text:p>
          </table:table-cell>
          <table:table-cell office:value-type="float" office:value="3247.06668506" calcext:value-type="float">
            <text:p>3247.06668506</text:p>
          </table:table-cell>
          <table:table-cell office:value-type="float" office:value="3247.0757073" calcext:value-type="float">
            <text:p>3247.0757073</text:p>
          </table:table-cell>
          <table:table-cell office:value-type="float" office:value="3247.08433605" calcext:value-type="float">
            <text:p>3247.08433605</text:p>
          </table:table-cell>
          <table:table-cell office:value-type="float" office:value="3247.073614" calcext:value-type="float">
            <text:p>3247.073614</text:p>
          </table:table-cell>
          <table:table-cell office:value-type="float" office:value="3247.08423095" calcext:value-type="float">
            <text:p>3247.08423095</text:p>
          </table:table-cell>
          <table:table-cell office:value-type="float" office:value="3247.07153367" calcext:value-type="float">
            <text:p>3247.07153367</text:p>
          </table:table-cell>
          <table:table-cell office:value-type="float" office:value="3247.0625298" calcext:value-type="float">
            <text:p>3247.0625298</text:p>
          </table:table-cell>
          <table:table-cell office:value-type="float" office:value="3247.08438486" calcext:value-type="float">
            <text:p>3247.08438486</text:p>
          </table:table-cell>
          <table:table-cell office:value-type="float" office:value="3247.0841643" calcext:value-type="float">
            <text:p>3247.0841643</text:p>
          </table:table-cell>
          <table:table-cell office:value-type="float" office:value="3247.05169201" calcext:value-type="float">
            <text:p>3247.05169201</text:p>
          </table:table-cell>
          <table:table-cell office:value-type="float" office:value="3247.08397739" calcext:value-type="float">
            <text:p>3247.08397739</text:p>
          </table:table-cell>
          <table:table-cell office:value-type="float" office:value="3247.08423453" calcext:value-type="float">
            <text:p>3247.08423453</text:p>
          </table:table-cell>
          <table:table-cell office:value-type="float" office:value="3247.07150765" calcext:value-type="float">
            <text:p>3247.07150765</text:p>
          </table:table-cell>
          <table:table-cell office:value-type="float" office:value="3247.08427582" calcext:value-type="float">
            <text:p>3247.08427582</text:p>
          </table:table-cell>
          <table:table-cell office:value-type="float" office:value="3247.08391505" calcext:value-type="float">
            <text:p>3247.08391505</text:p>
          </table:table-cell>
          <table:table-cell office:value-type="float" office:value="3247.06988559" calcext:value-type="float">
            <text:p>3247.06988559</text:p>
          </table:table-cell>
          <table:table-cell office:value-type="float" office:value="3247.08421064" calcext:value-type="float">
            <text:p>3247.08421064</text:p>
          </table:table-cell>
          <table:table-cell office:value-type="float" office:value="3247.08428071" calcext:value-type="float">
            <text:p>3247.08428071</text:p>
          </table:table-cell>
          <table:table-cell office:value-type="float" office:value="3247.08443484" calcext:value-type="float">
            <text:p>3247.08443484</text:p>
          </table:table-cell>
          <table:table-cell office:value-type="float" office:value="3247.08445963" calcext:value-type="float">
            <text:p>3247.08445963</text:p>
          </table:table-cell>
          <table:table-cell office:value-type="float" office:value="3247.0843464" calcext:value-type="float">
            <text:p>3247.0843464</text:p>
          </table:table-cell>
          <table:table-cell office:value-type="float" office:value="3247.08178302" calcext:value-type="float">
            <text:p>3247.08178302</text:p>
          </table:table-cell>
          <table:table-cell office:value-type="float" office:value="3247.08460408" calcext:value-type="float">
            <text:p>3247.08460408</text:p>
          </table:table-cell>
          <table:table-cell office:value-type="float" office:value="3247.08457638" calcext:value-type="float">
            <text:p>3247.08457638</text:p>
          </table:table-cell>
          <table:table-cell office:value-type="float" office:value="3247.08448158" calcext:value-type="float">
            <text:p>3247.084481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2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29.74090631" calcext:value-type="float">
            <text:p>2629.74090631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98.03322394" calcext:value-type="float">
            <text:p>2698.03322394</text:p>
          </table:table-cell>
          <table:table-cell office:value-type="float" office:value="2698.03313484" calcext:value-type="float">
            <text:p>2698.03313484</text:p>
          </table:table-cell>
          <table:table-cell office:value-type="float" office:value="2698.03326843" calcext:value-type="float">
            <text:p>2698.03326843</text:p>
          </table:table-cell>
          <table:table-cell office:value-type="float" office:value="2698.03291218" calcext:value-type="float">
            <text:p>2698.03291218</text:p>
          </table:table-cell>
          <table:table-cell office:value-type="float" office:value="2698.03315216" calcext:value-type="float">
            <text:p>2698.03315216</text:p>
          </table:table-cell>
          <table:table-cell office:value-type="float" office:value="2698.03330663" calcext:value-type="float">
            <text:p>2698.03330663</text:p>
          </table:table-cell>
          <table:table-cell office:value-type="float" office:value="2698.18292298" calcext:value-type="float">
            <text:p>2698.18292298</text:p>
          </table:table-cell>
          <table:table-cell office:value-type="float" office:value="2698.1830236" calcext:value-type="float">
            <text:p>2698.1830236</text:p>
          </table:table-cell>
          <table:table-cell office:value-type="float" office:value="2698.1829369" calcext:value-type="float">
            <text:p>2698.1829369</text:p>
          </table:table-cell>
          <table:table-cell office:value-type="float" office:value="2698.18296991" calcext:value-type="float">
            <text:p>2698.18296991</text:p>
          </table:table-cell>
          <table:table-cell office:value-type="float" office:value="2702.66390854" calcext:value-type="float">
            <text:p>2702.66390854</text:p>
          </table:table-cell>
          <table:table-cell office:value-type="float" office:value="2702.66396201" calcext:value-type="float">
            <text:p>2702.66396201</text:p>
          </table:table-cell>
          <table:table-cell office:value-type="string" calcext:value-type="string">
            <text:p><text:s/></text:p>
          </table:table-cell>
          <table:table-cell table:number-columns-repeated="3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86.67269433" calcext:value-type="float">
            <text:p>2786.67269433</text:p>
          </table:table-cell>
          <table:table-cell office:value-type="float" office:value="2786.67208475" calcext:value-type="float">
            <text:p>2786.67208475</text:p>
          </table:table-cell>
          <table:table-cell office:value-type="float" office:value="2786.67261432" calcext:value-type="float">
            <text:p>2786.67261432</text:p>
          </table:table-cell>
          <table:table-cell office:value-type="float" office:value="2786.67263568" calcext:value-type="float">
            <text:p>2786.67263568</text:p>
          </table:table-cell>
          <table:table-cell office:value-type="float" office:value="2786.67265862" calcext:value-type="float">
            <text:p>2786.67265862</text:p>
          </table:table-cell>
          <table:table-cell office:value-type="float" office:value="2786.67258442" calcext:value-type="float">
            <text:p>2786.67258442</text:p>
          </table:table-cell>
          <table:table-cell office:value-type="float" office:value="2786.67260774" calcext:value-type="float">
            <text:p>2786.67260774</text:p>
          </table:table-cell>
          <table:table-cell office:value-type="float" office:value="2786.67259603" calcext:value-type="float">
            <text:p>2786.67259603</text:p>
          </table:table-cell>
          <table:table-cell office:value-type="float" office:value="2786.67256333" calcext:value-type="float">
            <text:p>2786.67256333</text:p>
          </table:table-cell>
          <table:table-cell office:value-type="float" office:value="2786.67270426" calcext:value-type="float">
            <text:p>2786.67270426</text:p>
          </table:table-cell>
          <table:table-cell office:value-type="float" office:value="2786.67261449" calcext:value-type="float">
            <text:p>2786.67261449</text:p>
          </table:table-cell>
          <table:table-cell office:value-type="float" office:value="2786.67271811" calcext:value-type="float">
            <text:p>2786.67271811</text:p>
          </table:table-cell>
          <table:table-cell office:value-type="float" office:value="2786.67272239" calcext:value-type="float">
            <text:p>2786.67272239</text:p>
          </table:table-cell>
          <table:table-cell office:value-type="float" office:value="2786.67282047" calcext:value-type="float">
            <text:p>2786.67282047</text:p>
          </table:table-cell>
          <table:table-cell office:value-type="float" office:value="2786.67279737" calcext:value-type="float">
            <text:p>2786.67279737</text:p>
          </table:table-cell>
          <table:table-cell office:value-type="float" office:value="2786.67274725" calcext:value-type="float">
            <text:p>2786.67274725</text:p>
          </table:table-cell>
          <table:table-cell office:value-type="float" office:value="2786.67269585" calcext:value-type="float">
            <text:p>2786.67269585</text:p>
          </table:table-cell>
          <table:table-cell office:value-type="float" office:value="2786.67284657" calcext:value-type="float">
            <text:p>2786.67284657</text:p>
          </table:table-cell>
          <table:table-cell office:value-type="float" office:value="2786.67289811" calcext:value-type="float">
            <text:p>2786.67289811</text:p>
          </table:table-cell>
          <table:table-cell office:value-type="float" office:value="2786.67271175" calcext:value-type="float">
            <text:p>2786.67271175</text:p>
          </table:table-cell>
          <table:table-cell office:value-type="float" office:value="2786.67288838" calcext:value-type="float">
            <text:p>2786.67288838</text:p>
          </table:table-cell>
          <table:table-cell office:value-type="float" office:value="2786.67295492" calcext:value-type="float">
            <text:p>2786.67295492</text:p>
          </table:table-cell>
          <table:table-cell office:value-type="float" office:value="2786.67296934" calcext:value-type="float">
            <text:p>2786.67296934</text:p>
          </table:table-cell>
          <table:table-cell office:value-type="float" office:value="2786.66934762" calcext:value-type="float">
            <text:p>2786.66934762</text:p>
          </table:table-cell>
          <table:table-cell table:number-columns-repeated="2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54.89582656" calcext:value-type="float">
            <text:p>3054.89582656</text:p>
          </table:table-cell>
          <table:table-cell office:value-type="float" office:value="3054.90444343" calcext:value-type="float">
            <text:p>3054.90444343</text:p>
          </table:table-cell>
          <table:table-cell office:value-type="float" office:value="3054.90814558" calcext:value-type="float">
            <text:p>3054.90814558</text:p>
          </table:table-cell>
          <table:table-cell office:value-type="float" office:value="3054.90825775" calcext:value-type="float">
            <text:p>3054.90825775</text:p>
          </table:table-cell>
          <table:table-cell office:value-type="float" office:value="3054.90818144" calcext:value-type="float">
            <text:p>3054.90818144</text:p>
          </table:table-cell>
          <table:table-cell office:value-type="float" office:value="3054.90814664" calcext:value-type="float">
            <text:p>3054.90814664</text:p>
          </table:table-cell>
          <table:table-cell office:value-type="float" office:value="3054.90836172" calcext:value-type="float">
            <text:p>3054.90836172</text:p>
          </table:table-cell>
          <table:table-cell office:value-type="float" office:value="3054.90818412" calcext:value-type="float">
            <text:p>3054.90818412</text:p>
          </table:table-cell>
          <table:table-cell office:value-type="float" office:value="3054.90799306" calcext:value-type="float">
            <text:p>3054.90799306</text:p>
          </table:table-cell>
          <table:table-cell office:value-type="float" office:value="3054.90287145" calcext:value-type="float">
            <text:p>3054.90287145</text:p>
          </table:table-cell>
          <table:table-cell office:value-type="float" office:value="3054.90808715" calcext:value-type="float">
            <text:p>3054.90808715</text:p>
          </table:table-cell>
          <table:table-cell office:value-type="float" office:value="3054.90820995" calcext:value-type="float">
            <text:p>3054.90820995</text:p>
          </table:table-cell>
          <table:table-cell office:value-type="float" office:value="3054.90833168" calcext:value-type="float">
            <text:p>3054.90833168</text:p>
          </table:table-cell>
          <table:table-cell office:value-type="float" office:value="3054.90854158" calcext:value-type="float">
            <text:p>3054.90854158</text:p>
          </table:table-cell>
          <table:table-cell office:value-type="float" office:value="3054.90842833" calcext:value-type="float">
            <text:p>3054.90842833</text:p>
          </table:table-cell>
          <table:table-cell office:value-type="float" office:value="3054.90849739" calcext:value-type="float">
            <text:p>3054.90849739</text:p>
          </table:table-cell>
          <table:table-cell office:value-type="float" office:value="3054.90823334" calcext:value-type="float">
            <text:p>3054.90823334</text:p>
          </table:table-cell>
          <table:table-cell office:value-type="float" office:value="3054.90846891" calcext:value-type="float">
            <text:p>3054.90846891</text:p>
          </table:table-cell>
          <table:table-cell office:value-type="float" office:value="3054.89587498" calcext:value-type="float">
            <text:p>3054.89587498</text:p>
          </table:table-cell>
          <table:table-cell office:value-type="float" office:value="3054.90848711" calcext:value-type="float">
            <text:p>3054.90848711</text:p>
          </table:table-cell>
          <table:table-cell office:value-type="float" office:value="3054.90828155" calcext:value-type="float">
            <text:p>3054.90828155</text:p>
          </table:table-cell>
          <table:table-cell office:value-type="float" office:value="3125.00566306" calcext:value-type="float">
            <text:p>3125.00566306</text:p>
          </table:table-cell>
          <table:table-cell office:value-type="float" office:value="3125.01046867" calcext:value-type="float">
            <text:p>3125.01046867</text:p>
          </table:table-cell>
          <table:table-cell office:value-type="float" office:value="3125.01066999" calcext:value-type="float">
            <text:p>3125.01066999</text:p>
          </table:table-cell>
          <table:table-cell office:value-type="float" office:value="3125.00579077" calcext:value-type="float">
            <text:p>3125.00579077</text:p>
          </table:table-cell>
          <table:table-cell office:value-type="float" office:value="3125.01043633" calcext:value-type="float">
            <text:p>3125.01043633</text:p>
          </table:table-cell>
          <table:table-cell office:value-type="float" office:value="3125.01071219" calcext:value-type="float">
            <text:p>3125.01071219</text:p>
          </table:table-cell>
          <table:table-cell office:value-type="float" office:value="3125.01063495" calcext:value-type="float">
            <text:p>3125.01063495</text:p>
          </table:table-cell>
          <table:table-cell office:value-type="float" office:value="3125.01043313" calcext:value-type="float">
            <text:p>3125.01043313</text:p>
          </table:table-cell>
          <table:table-cell office:value-type="float" office:value="3125.01052731" calcext:value-type="float">
            <text:p>3125.01052731</text:p>
          </table:table-cell>
          <table:table-cell office:value-type="float" office:value="3125.01074343" calcext:value-type="float">
            <text:p>3125.01074343</text:p>
          </table:table-cell>
          <table:table-cell office:value-type="float" office:value="3125.01059141" calcext:value-type="float">
            <text:p>3125.01059141</text:p>
          </table:table-cell>
          <table:table-cell office:value-type="float" office:value="3125.38016908" calcext:value-type="float">
            <text:p>3125.38016908</text:p>
          </table:table-cell>
          <table:table-cell office:value-type="float" office:value="3125.38003481" calcext:value-type="float">
            <text:p>3125.38003481</text:p>
          </table:table-cell>
          <table:table-cell office:value-type="float" office:value="3125.38013787" calcext:value-type="float">
            <text:p>3125.38013787</text:p>
          </table:table-cell>
          <table:table-cell office:value-type="float" office:value="3125.37986778" calcext:value-type="float">
            <text:p>3125.37986778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37.11499106" calcext:value-type="float">
            <text:p>3137.11499106</text:p>
          </table:table-cell>
          <table:table-cell office:value-type="float" office:value="3137.09218784" calcext:value-type="float">
            <text:p>3137.09218784</text:p>
          </table:table-cell>
          <table:table-cell office:value-type="float" office:value="3184.90943228" calcext:value-type="float">
            <text:p>3184.90943228</text:p>
          </table:table-cell>
          <table:table-cell office:value-type="float" office:value="3206.28812992" calcext:value-type="float">
            <text:p>3206.28812992</text:p>
          </table:table-cell>
          <table:table-cell office:value-type="float" office:value="3206.28805735" calcext:value-type="float">
            <text:p>3206.28805735</text:p>
          </table:table-cell>
          <table:table-cell office:value-type="float" office:value="3206.28775253" calcext:value-type="float">
            <text:p>3206.28775253</text:p>
          </table:table-cell>
          <table:table-cell office:value-type="float" office:value="3206.28820646" calcext:value-type="float">
            <text:p>3206.28820646</text:p>
          </table:table-cell>
          <table:table-cell office:value-type="float" office:value="3206.28814529" calcext:value-type="float">
            <text:p>3206.28814529</text:p>
          </table:table-cell>
          <table:table-cell office:value-type="float" office:value="3206.27582968" calcext:value-type="float">
            <text:p>3206.27582968</text:p>
          </table:table-cell>
          <table:table-cell office:value-type="float" office:value="3206.28783415" calcext:value-type="float">
            <text:p>3206.28783415</text:p>
          </table:table-cell>
          <table:table-cell office:value-type="float" office:value="3206.28834813" calcext:value-type="float">
            <text:p>3206.28834813</text:p>
          </table:table-cell>
          <table:table-cell office:value-type="float" office:value="3206.28783781" calcext:value-type="float">
            <text:p>3206.28783781</text:p>
          </table:table-cell>
          <table:table-cell office:value-type="float" office:value="3206.28816882" calcext:value-type="float">
            <text:p>3206.28816882</text:p>
          </table:table-cell>
          <table:table-cell office:value-type="float" office:value="3206.275215" calcext:value-type="float">
            <text:p>3206.275215</text:p>
          </table:table-cell>
          <table:table-cell office:value-type="float" office:value="3206.28837404" calcext:value-type="float">
            <text:p>3206.28837404</text:p>
          </table:table-cell>
          <table:table-cell office:value-type="float" office:value="3211.46812401" calcext:value-type="float">
            <text:p>3211.46812401</text:p>
          </table:table-cell>
          <table:table-cell office:value-type="float" office:value="3211.48157331" calcext:value-type="float">
            <text:p>3211.48157331</text:p>
          </table:table-cell>
          <table:table-cell office:value-type="float" office:value="3211.4815036" calcext:value-type="float">
            <text:p>3211.4815036</text:p>
          </table:table-cell>
          <table:table-cell office:value-type="float" office:value="3211.48116817" calcext:value-type="float">
            <text:p>3211.48116817</text:p>
          </table:table-cell>
          <table:table-cell office:value-type="float" office:value="3211.48114059" calcext:value-type="float">
            <text:p>3211.48114059</text:p>
          </table:table-cell>
          <table:table-cell office:value-type="float" office:value="3211.48137544" calcext:value-type="float">
            <text:p>3211.48137544</text:p>
          </table:table-cell>
          <table:table-cell office:value-type="float" office:value="3211.46929429" calcext:value-type="float">
            <text:p>3211.46929429</text:p>
          </table:table-cell>
          <table:table-cell office:value-type="float" office:value="3211.48139728" calcext:value-type="float">
            <text:p>3211.48139728</text:p>
          </table:table-cell>
          <table:table-cell office:value-type="float" office:value="3211.48157134" calcext:value-type="float">
            <text:p>3211.48157134</text:p>
          </table:table-cell>
          <table:table-cell office:value-type="float" office:value="3211.48129166" calcext:value-type="float">
            <text:p>3211.48129166</text:p>
          </table:table-cell>
          <table:table-cell office:value-type="float" office:value="3211.48166952" calcext:value-type="float">
            <text:p>3211.48166952</text:p>
          </table:table-cell>
          <table:table-cell office:value-type="float" office:value="3211.48139725" calcext:value-type="float">
            <text:p>3211.48139725</text:p>
          </table:table-cell>
          <table:table-cell office:value-type="float" office:value="3211.4815632" calcext:value-type="float">
            <text:p>3211.4815632</text:p>
          </table:table-cell>
          <table:table-cell office:value-type="float" office:value="3211.47264131" calcext:value-type="float">
            <text:p>3211.47264131</text:p>
          </table:table-cell>
          <table:table-cell office:value-type="float" office:value="3211.48171993" calcext:value-type="float">
            <text:p>3211.48171993</text:p>
          </table:table-cell>
          <table:table-cell office:value-type="float" office:value="3211.48107635" calcext:value-type="float">
            <text:p>3211.48107635</text:p>
          </table:table-cell>
          <table:table-cell office:value-type="float" office:value="3211.48185935" calcext:value-type="float">
            <text:p>3211.48185935</text:p>
          </table:table-cell>
          <table:table-cell office:value-type="float" office:value="3211.46867379" calcext:value-type="float">
            <text:p>3211.46867379</text:p>
          </table:table-cell>
          <table:table-cell office:value-type="float" office:value="3211.48113616" calcext:value-type="float">
            <text:p>3211.48113616</text:p>
          </table:table-cell>
          <table:table-cell office:value-type="float" office:value="3211.48155349" calcext:value-type="float">
            <text:p>3211.48155349</text:p>
          </table:table-cell>
          <table:table-cell office:value-type="float" office:value="3211.48133955" calcext:value-type="float">
            <text:p>3211.48133955</text:p>
          </table:table-cell>
          <table:table-cell office:value-type="float" office:value="3211.4816116" calcext:value-type="float">
            <text:p>3211.4816116</text:p>
          </table:table-cell>
          <table:table-cell office:value-type="float" office:value="3211.47669817" calcext:value-type="float">
            <text:p>3211.47669817</text:p>
          </table:table-cell>
          <table:table-cell office:value-type="float" office:value="3211.48159785" calcext:value-type="float">
            <text:p>3211.48159785</text:p>
          </table:table-cell>
          <table:table-cell office:value-type="float" office:value="3211.48183914" calcext:value-type="float">
            <text:p>3211.48183914</text:p>
          </table:table-cell>
          <table:table-cell office:value-type="float" office:value="3211.48172322" calcext:value-type="float">
            <text:p>3211.48172322</text:p>
          </table:table-cell>
          <table:table-cell office:value-type="float" office:value="3211.48170184" calcext:value-type="float">
            <text:p>3211.48170184</text:p>
          </table:table-cell>
          <table:table-cell office:value-type="float" office:value="3211.48194065" calcext:value-type="float">
            <text:p>3211.48194065</text:p>
          </table:table-cell>
          <table:table-cell office:value-type="float" office:value="3211.48163198" calcext:value-type="float">
            <text:p>3211.48163198</text:p>
          </table:table-cell>
          <table:table-cell office:value-type="float" office:value="3211.48189369" calcext:value-type="float">
            <text:p>3211.48189369</text:p>
          </table:table-cell>
          <table:table-cell office:value-type="float" office:value="3211.48207778" calcext:value-type="float">
            <text:p>3211.48207778</text:p>
          </table:table-cell>
          <table:table-cell office:value-type="float" office:value="3211.4688731" calcext:value-type="float">
            <text:p>3211.4688731</text:p>
          </table:table-cell>
          <table:table-cell office:value-type="float" office:value="3211.48170242" calcext:value-type="float">
            <text:p>3211.481702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3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30.92449051" calcext:value-type="float">
            <text:p>2630.92449051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96.61700403" calcext:value-type="float">
            <text:p>2696.61700403</text:p>
          </table:table-cell>
          <table:table-cell office:value-type="float" office:value="2696.617008" calcext:value-type="float">
            <text:p>2696.617008</text:p>
          </table:table-cell>
          <table:table-cell office:value-type="float" office:value="2696.61699018" calcext:value-type="float">
            <text:p>2696.61699018</text:p>
          </table:table-cell>
          <table:table-cell office:value-type="float" office:value="2696.61701157" calcext:value-type="float">
            <text:p>2696.61701157</text:p>
          </table:table-cell>
          <table:table-cell office:value-type="float" office:value="2699.329257" calcext:value-type="float">
            <text:p>2699.329257</text:p>
          </table:table-cell>
          <table:table-cell office:value-type="float" office:value="2699.32912653" calcext:value-type="float">
            <text:p>2699.32912653</text:p>
          </table:table-cell>
          <table:table-cell office:value-type="float" office:value="2699.3294535" calcext:value-type="float">
            <text:p>2699.3294535</text:p>
          </table:table-cell>
          <table:table-cell office:value-type="float" office:value="2699.32951401" calcext:value-type="float">
            <text:p>2699.32951401</text:p>
          </table:table-cell>
          <table:table-cell office:value-type="float" office:value="2699.32949869" calcext:value-type="float">
            <text:p>2699.32949869</text:p>
          </table:table-cell>
          <table:table-cell office:value-type="float" office:value="2699.32947463" calcext:value-type="float">
            <text:p>2699.32947463</text:p>
          </table:table-cell>
          <table:table-cell office:value-type="float" office:value="2699.57752951" calcext:value-type="float">
            <text:p>2699.57752951</text:p>
          </table:table-cell>
          <table:table-cell office:value-type="float" office:value="2699.57741406" calcext:value-type="float">
            <text:p>2699.57741406</text:p>
          </table:table-cell>
          <table:table-cell office:value-type="string" calcext:value-type="string">
            <text:p><text:s/></text:p>
          </table:table-cell>
          <table:table-cell table:number-columns-repeated="3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98.41001264" calcext:value-type="float">
            <text:p>2798.41001264</text:p>
          </table:table-cell>
          <table:table-cell office:value-type="float" office:value="2798.41035559" calcext:value-type="float">
            <text:p>2798.41035559</text:p>
          </table:table-cell>
          <table:table-cell office:value-type="float" office:value="2798.41046527" calcext:value-type="float">
            <text:p>2798.41046527</text:p>
          </table:table-cell>
          <table:table-cell office:value-type="float" office:value="2798.41037156" calcext:value-type="float">
            <text:p>2798.41037156</text:p>
          </table:table-cell>
          <table:table-cell office:value-type="float" office:value="2798.41046183" calcext:value-type="float">
            <text:p>2798.41046183</text:p>
          </table:table-cell>
          <table:table-cell office:value-type="float" office:value="2798.41049807" calcext:value-type="float">
            <text:p>2798.41049807</text:p>
          </table:table-cell>
          <table:table-cell office:value-type="float" office:value="2798.41034694" calcext:value-type="float">
            <text:p>2798.41034694</text:p>
          </table:table-cell>
          <table:table-cell office:value-type="float" office:value="2798.41056632" calcext:value-type="float">
            <text:p>2798.41056632</text:p>
          </table:table-cell>
          <table:table-cell office:value-type="float" office:value="2798.41033322" calcext:value-type="float">
            <text:p>2798.41033322</text:p>
          </table:table-cell>
          <table:table-cell office:value-type="float" office:value="2798.41037974" calcext:value-type="float">
            <text:p>2798.41037974</text:p>
          </table:table-cell>
          <table:table-cell office:value-type="float" office:value="2798.41053615" calcext:value-type="float">
            <text:p>2798.41053615</text:p>
          </table:table-cell>
          <table:table-cell office:value-type="float" office:value="2798.4105911" calcext:value-type="float">
            <text:p>2798.4105911</text:p>
          </table:table-cell>
          <table:table-cell office:value-type="float" office:value="2798.41056974" calcext:value-type="float">
            <text:p>2798.41056974</text:p>
          </table:table-cell>
          <table:table-cell office:value-type="float" office:value="2798.41052663" calcext:value-type="float">
            <text:p>2798.41052663</text:p>
          </table:table-cell>
          <table:table-cell office:value-type="float" office:value="2798.41069766" calcext:value-type="float">
            <text:p>2798.41069766</text:p>
          </table:table-cell>
          <table:table-cell office:value-type="float" office:value="2798.41052447" calcext:value-type="float">
            <text:p>2798.41052447</text:p>
          </table:table-cell>
          <table:table-cell office:value-type="float" office:value="2798.41071932" calcext:value-type="float">
            <text:p>2798.41071932</text:p>
          </table:table-cell>
          <table:table-cell office:value-type="float" office:value="2798.41065876" calcext:value-type="float">
            <text:p>2798.41065876</text:p>
          </table:table-cell>
          <table:table-cell office:value-type="float" office:value="2798.41072889" calcext:value-type="float">
            <text:p>2798.41072889</text:p>
          </table:table-cell>
          <table:table-cell office:value-type="float" office:value="2798.41056362" calcext:value-type="float">
            <text:p>2798.41056362</text:p>
          </table:table-cell>
          <table:table-cell office:value-type="float" office:value="2798.41068963" calcext:value-type="float">
            <text:p>2798.41068963</text:p>
          </table:table-cell>
          <table:table-cell office:value-type="float" office:value="2798.41072375" calcext:value-type="float">
            <text:p>2798.41072375</text:p>
          </table:table-cell>
          <table:table-cell office:value-type="float" office:value="2798.41080637" calcext:value-type="float">
            <text:p>2798.41080637</text:p>
          </table:table-cell>
          <table:table-cell office:value-type="float" office:value="2798.41077079" calcext:value-type="float">
            <text:p>2798.41077079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38.09133298" calcext:value-type="float">
            <text:p>3038.09133298</text:p>
          </table:table-cell>
          <table:table-cell office:value-type="float" office:value="3038.10394181" calcext:value-type="float">
            <text:p>3038.10394181</text:p>
          </table:table-cell>
          <table:table-cell office:value-type="float" office:value="3038.09351888" calcext:value-type="float">
            <text:p>3038.09351888</text:p>
          </table:table-cell>
          <table:table-cell office:value-type="float" office:value="3038.10417918" calcext:value-type="float">
            <text:p>3038.10417918</text:p>
          </table:table-cell>
          <table:table-cell office:value-type="float" office:value="3038.10423132" calcext:value-type="float">
            <text:p>3038.10423132</text:p>
          </table:table-cell>
          <table:table-cell office:value-type="float" office:value="3109.45633459" calcext:value-type="float">
            <text:p>3109.45633459</text:p>
          </table:table-cell>
          <table:table-cell office:value-type="float" office:value="3109.45622965" calcext:value-type="float">
            <text:p>3109.45622965</text:p>
          </table:table-cell>
          <table:table-cell office:value-type="float" office:value="3109.44432322" calcext:value-type="float">
            <text:p>3109.44432322</text:p>
          </table:table-cell>
          <table:table-cell office:value-type="float" office:value="3109.45608492" calcext:value-type="float">
            <text:p>3109.45608492</text:p>
          </table:table-cell>
          <table:table-cell office:value-type="float" office:value="3109.45638049" calcext:value-type="float">
            <text:p>3109.45638049</text:p>
          </table:table-cell>
          <table:table-cell office:value-type="float" office:value="3109.45636375" calcext:value-type="float">
            <text:p>3109.45636375</text:p>
          </table:table-cell>
          <table:table-cell office:value-type="float" office:value="3109.45621141" calcext:value-type="float">
            <text:p>3109.45621141</text:p>
          </table:table-cell>
          <table:table-cell office:value-type="float" office:value="3109.45630481" calcext:value-type="float">
            <text:p>3109.45630481</text:p>
          </table:table-cell>
          <table:table-cell office:value-type="float" office:value="3109.45641014" calcext:value-type="float">
            <text:p>3109.45641014</text:p>
          </table:table-cell>
          <table:table-cell office:value-type="float" office:value="3109.45627172" calcext:value-type="float">
            <text:p>3109.45627172</text:p>
          </table:table-cell>
          <table:table-cell office:value-type="float" office:value="3109.45640423" calcext:value-type="float">
            <text:p>3109.45640423</text:p>
          </table:table-cell>
          <table:table-cell office:value-type="float" office:value="3109.45630465" calcext:value-type="float">
            <text:p>3109.45630465</text:p>
          </table:table-cell>
          <table:table-cell office:value-type="float" office:value="3109.45614783" calcext:value-type="float">
            <text:p>3109.45614783</text:p>
          </table:table-cell>
          <table:table-cell office:value-type="float" office:value="3109.45618237" calcext:value-type="float">
            <text:p>3109.45618237</text:p>
          </table:table-cell>
          <table:table-cell office:value-type="float" office:value="3109.44368519" calcext:value-type="float">
            <text:p>3109.44368519</text:p>
          </table:table-cell>
          <table:table-cell office:value-type="float" office:value="3109.443395" calcext:value-type="float">
            <text:p>3109.443395</text:p>
          </table:table-cell>
          <table:table-cell office:value-type="float" office:value="3109.45632753" calcext:value-type="float">
            <text:p>3109.45632753</text:p>
          </table:table-cell>
          <table:table-cell office:value-type="float" office:value="3109.45621677" calcext:value-type="float">
            <text:p>3109.45621677</text:p>
          </table:table-cell>
          <table:table-cell office:value-type="float" office:value="3109.45624296" calcext:value-type="float">
            <text:p>3109.45624296</text:p>
          </table:table-cell>
          <table:table-cell office:value-type="float" office:value="3109.45621891" calcext:value-type="float">
            <text:p>3109.45621891</text:p>
          </table:table-cell>
          <table:table-cell office:value-type="float" office:value="3109.45627633" calcext:value-type="float">
            <text:p>3109.45627633</text:p>
          </table:table-cell>
          <table:table-cell office:value-type="float" office:value="3109.45610837" calcext:value-type="float">
            <text:p>3109.45610837</text:p>
          </table:table-cell>
          <table:table-cell office:value-type="float" office:value="3109.45603394" calcext:value-type="float">
            <text:p>3109.45603394</text:p>
          </table:table-cell>
          <table:table-cell office:value-type="float" office:value="3109.45638454" calcext:value-type="float">
            <text:p>3109.45638454</text:p>
          </table:table-cell>
          <table:table-cell office:value-type="float" office:value="3109.45605724" calcext:value-type="float">
            <text:p>3109.45605724</text:p>
          </table:table-cell>
          <table:table-cell office:value-type="float" office:value="3109.4564785" calcext:value-type="float">
            <text:p>3109.4564785</text:p>
          </table:table-cell>
          <table:table-cell office:value-type="float" office:value="3109.45626216" calcext:value-type="float">
            <text:p>3109.45626216</text:p>
          </table:table-cell>
          <table:table-cell office:value-type="float" office:value="3110.18064145" calcext:value-type="float">
            <text:p>3110.18064145</text:p>
          </table:table-cell>
          <table:table-cell office:value-type="float" office:value="3110.18052533" calcext:value-type="float">
            <text:p>3110.18052533</text:p>
          </table:table-cell>
          <table:table-cell office:value-type="float" office:value="3110.18041148" calcext:value-type="float">
            <text:p>3110.18041148</text:p>
          </table:table-cell>
          <table:table-cell office:value-type="float" office:value="3110.18047643" calcext:value-type="float">
            <text:p>3110.18047643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85.64665231" calcext:value-type="float">
            <text:p>3185.64665231</text:p>
          </table:table-cell>
          <table:table-cell office:value-type="float" office:value="3185.65943995" calcext:value-type="float">
            <text:p>3185.65943995</text:p>
          </table:table-cell>
          <table:table-cell office:value-type="float" office:value="3185.65931044" calcext:value-type="float">
            <text:p>3185.65931044</text:p>
          </table:table-cell>
          <table:table-cell office:value-type="float" office:value="3185.64671373" calcext:value-type="float">
            <text:p>3185.64671373</text:p>
          </table:table-cell>
          <table:table-cell office:value-type="float" office:value="3185.65970839" calcext:value-type="float">
            <text:p>3185.65970839</text:p>
          </table:table-cell>
          <table:table-cell office:value-type="float" office:value="3185.65963851" calcext:value-type="float">
            <text:p>3185.65963851</text:p>
          </table:table-cell>
          <table:table-cell office:value-type="float" office:value="3211.59392651" calcext:value-type="float">
            <text:p>3211.59392651</text:p>
          </table:table-cell>
          <table:table-cell office:value-type="float" office:value="3211.59370209" calcext:value-type="float">
            <text:p>3211.59370209</text:p>
          </table:table-cell>
          <table:table-cell office:value-type="float" office:value="3211.59345884" calcext:value-type="float">
            <text:p>3211.59345884</text:p>
          </table:table-cell>
          <table:table-cell office:value-type="float" office:value="3211.59398713" calcext:value-type="float">
            <text:p>3211.59398713</text:p>
          </table:table-cell>
          <table:table-cell office:value-type="float" office:value="3211.59359677" calcext:value-type="float">
            <text:p>3211.59359677</text:p>
          </table:table-cell>
          <table:table-cell office:value-type="float" office:value="3211.5937558" calcext:value-type="float">
            <text:p>3211.5937558</text:p>
          </table:table-cell>
          <table:table-cell office:value-type="float" office:value="3211.59400998" calcext:value-type="float">
            <text:p>3211.59400998</text:p>
          </table:table-cell>
          <table:table-cell office:value-type="float" office:value="3211.58110736" calcext:value-type="float">
            <text:p>3211.58110736</text:p>
          </table:table-cell>
          <table:table-cell office:value-type="float" office:value="3211.59369961" calcext:value-type="float">
            <text:p>3211.59369961</text:p>
          </table:table-cell>
          <table:table-cell office:value-type="float" office:value="3211.59394931" calcext:value-type="float">
            <text:p>3211.59394931</text:p>
          </table:table-cell>
          <table:table-cell office:value-type="float" office:value="3211.59390157" calcext:value-type="float">
            <text:p>3211.59390157</text:p>
          </table:table-cell>
          <table:table-cell office:value-type="float" office:value="3211.59362751" calcext:value-type="float">
            <text:p>3211.59362751</text:p>
          </table:table-cell>
          <table:table-cell office:value-type="float" office:value="3211.58100748" calcext:value-type="float">
            <text:p>3211.58100748</text:p>
          </table:table-cell>
          <table:table-cell office:value-type="float" office:value="3211.59369361" calcext:value-type="float">
            <text:p>3211.59369361</text:p>
          </table:table-cell>
          <table:table-cell office:value-type="float" office:value="3211.58130029" calcext:value-type="float">
            <text:p>3211.58130029</text:p>
          </table:table-cell>
          <table:table-cell office:value-type="float" office:value="3211.59232036" calcext:value-type="float">
            <text:p>3211.59232036</text:p>
          </table:table-cell>
          <table:table-cell office:value-type="float" office:value="3211.59086491" calcext:value-type="float">
            <text:p>3211.59086491</text:p>
          </table:table-cell>
          <table:table-cell office:value-type="float" office:value="3211.58118832" calcext:value-type="float">
            <text:p>3211.58118832</text:p>
          </table:table-cell>
          <table:table-cell office:value-type="float" office:value="3211.58131797" calcext:value-type="float">
            <text:p>3211.58131797</text:p>
          </table:table-cell>
          <table:table-cell office:value-type="float" office:value="3211.59382723" calcext:value-type="float">
            <text:p>3211.59382723</text:p>
          </table:table-cell>
          <table:table-cell office:value-type="float" office:value="3211.59416167" calcext:value-type="float">
            <text:p>3211.59416167</text:p>
          </table:table-cell>
          <table:table-cell office:value-type="float" office:value="3211.59394997" calcext:value-type="float">
            <text:p>3211.59394997</text:p>
          </table:table-cell>
          <table:table-cell office:value-type="float" office:value="3211.5937146" calcext:value-type="float">
            <text:p>3211.5937146</text:p>
          </table:table-cell>
          <table:table-cell office:value-type="float" office:value="3211.59393655" calcext:value-type="float">
            <text:p>3211.59393655</text:p>
          </table:table-cell>
          <table:table-cell office:value-type="float" office:value="3211.59368235" calcext:value-type="float">
            <text:p>3211.59368235</text:p>
          </table:table-cell>
          <table:table-cell office:value-type="float" office:value="3211.59404735" calcext:value-type="float">
            <text:p>3211.59404735</text:p>
          </table:table-cell>
          <table:table-cell office:value-type="float" office:value="3313.50349477" calcext:value-type="float">
            <text:p>3313.50349477</text:p>
          </table:table-cell>
          <table:table-cell office:value-type="float" office:value="3313.50388631" calcext:value-type="float">
            <text:p>3313.50388631</text:p>
          </table:table-cell>
          <table:table-cell office:value-type="float" office:value="3313.50393709" calcext:value-type="float">
            <text:p>3313.50393709</text:p>
          </table:table-cell>
          <table:table-cell office:value-type="float" office:value="3313.50400455" calcext:value-type="float">
            <text:p>3313.50400455</text:p>
          </table:table-cell>
          <table:table-cell office:value-type="float" office:value="3313.50397212" calcext:value-type="float">
            <text:p>3313.50397212</text:p>
          </table:table-cell>
          <table:table-cell office:value-type="float" office:value="3313.50408362" calcext:value-type="float">
            <text:p>3313.50408362</text:p>
          </table:table-cell>
          <table:table-cell office:value-type="float" office:value="3313.50384132" calcext:value-type="float">
            <text:p>3313.50384132</text:p>
          </table:table-cell>
          <table:table-cell office:value-type="float" office:value="3313.50397847" calcext:value-type="float">
            <text:p>3313.50397847</text:p>
          </table:table-cell>
          <table:table-cell office:value-type="float" office:value="3313.50372063" calcext:value-type="float">
            <text:p>3313.50372063</text:p>
          </table:table-cell>
          <table:table-cell office:value-type="float" office:value="3313.50415302" calcext:value-type="float">
            <text:p>3313.50415302</text:p>
          </table:table-cell>
          <table:table-cell office:value-type="float" office:value="3313.50383254" calcext:value-type="float">
            <text:p>3313.50383254</text:p>
          </table:table-cell>
          <table:table-cell office:value-type="float" office:value="3313.50415647" calcext:value-type="float">
            <text:p>3313.50415647</text:p>
          </table:table-cell>
          <table:table-cell office:value-type="float" office:value="3313.50407366" calcext:value-type="float">
            <text:p>3313.50407366</text:p>
          </table:table-cell>
          <table:table-cell office:value-type="float" office:value="3313.50403116" calcext:value-type="float">
            <text:p>3313.50403116</text:p>
          </table:table-cell>
          <table:table-cell office:value-type="float" office:value="3313.50422136" calcext:value-type="float">
            <text:p>3313.50422136</text:p>
          </table:table-cell>
          <table:table-cell office:value-type="float" office:value="3313.49151572" calcext:value-type="float">
            <text:p>3313.49151572</text:p>
          </table:table-cell>
          <table:table-cell office:value-type="string" calcext:value-type="string">
            <text:p><text:s/></text:p>
          </table:table-cell>
        </table:table-row>
        <table:table-row table:style-name="ro1" table:number-rows-repeated="5">
          <table:table-cell table:number-columns-repeated="50"/>
        </table:table-row>
        <table:table-row table:style-name="ro1">
          <table:table-cell/>
          <table:table-cell office:value-type="string" calcext:value-type="string">
            <text:p>averages</text:p>
          </table:table-cell>
          <table:table-cell office:value-type="string" calcext:value-type="string">
            <text:p>errors</text:p>
          </table:table-cell>
          <table:table-cell table:number-columns-repeated="2"/>
          <table:table-cell office:value-type="string" calcext:value-type="string">
            <text:p>Final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run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B29]+[.B36]+[.B43])/3" office:value-type="float" office:value="2631.30589524" calcext:value-type="float">
            <text:p>2631.30589524</text:p>
          </table:table-cell>
          <table:table-cell table:formula="of:=( MAX([.B29];[.B36];[.B43]) -  MIN([.B29];[.B36];[.B43])   )/2" office:value-type="float" office:value="1.75569129500013" calcext:value-type="float">
            <text:p>1.75569129500013</text:p>
          </table:table-cell>
          <table:table-cell table:number-columns-repeated="4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3]:OFFSET([.B3];0;[.A3]-1))" office:value-type="float" office:value="2633.2522889" calcext:value-type="float">
            <text:p>2633.2522889</text:p>
          </table:table-cell>
          <table:table-cell table:formula="of:=( MAX([.B3]:OFFSET([.B3];0;[.A3]-1)) - MIN([.B3]:OFFSET([.B3];0;[.A3]-1) )  )/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[.B30]+[.B37]+[.B44])/3" office:value-type="float" office:value="2698.18946723194" calcext:value-type="float">
            <text:p>2698.18946723194</text:p>
          </table:table-cell>
          <table:table-cell table:formula="of:=SQRT([.C30]^2 + [.C37]^2 + [.C44]^2)/3" office:value-type="float" office:value="1.3093549341141" calcext:value-type="float">
            <text:p>1.3093549341141</text:p>
          </table:table-cell>
          <table:table-cell table:number-columns-repeated="4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AVERAGE([.B4]:OFFSET([.B4];0;[.A4]-1))" office:value-type="float" office:value="2697.24690137667" calcext:value-type="float">
            <text:p>2697.24690137667</text:p>
          </table:table-cell>
          <table:table-cell table:formula="of:=( MAX([.B4]:OFFSET([.B4];0;[.A4]-1)) - MIN([.B4]:OFFSET([.B4];0;[.A4]-1) )  )/2" office:value-type="float" office:value="2.80657071499991" calcext:value-type="float">
            <text:p>2.80657071499991</text:p>
          </table:table-cell>
          <table:table-cell/>
          <table:table-cell office:value-type="float" office:value="24" calcext:value-type="float">
            <text:p>24</text:p>
          </table:table-cell>
          <table:table-cell table:formula="of:=([.B31]+[.B38]+[.B45])/3" office:value-type="float" office:value="2791.96886795167" calcext:value-type="float">
            <text:p>2791.96886795167</text:p>
          </table:table-cell>
          <table:table-cell table:formula="of:=SQRT([.C31]^2 + [.C38]^2 + [.C45]^2)/3" office:value-type="float" office:value="2.53327121703504" calcext:value-type="float">
            <text:p>2.53327121703504</text:p>
          </table:table-cell>
          <table:table-cell table:number-columns-repeated="4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AVERAGE([.B5]:OFFSET([.B5];0;[.A5]-1))" office:value-type="float" office:value="2790.82350493167" calcext:value-type="float">
            <text:p>2790.82350493167</text:p>
          </table:table-cell>
          <table:table-cell table:formula="of:=( MAX([.B5]:OFFSET([.B5];0;[.A5]-1)) - MIN([.B5]:OFFSET([.B5];0;[.A5]-1) )  )/2" office:value-type="float" office:value="7.59981342499987" calcext:value-type="float">
            <text:p>7.59981342499987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B32]+[.B39]+[.B46])/3" office:value-type="float" office:value="3100.51179070759" calcext:value-type="float">
            <text:p>3100.51179070759</text:p>
          </table:table-cell>
          <table:table-cell table:formula="of:=SQRT([.C32]^2 + [.C39]^2 + [.C46]^2)/3" office:value-type="float" office:value="22.545495348401" calcext:value-type="float">
            <text:p>22.545495348401</text:p>
          </table:table-cell>
          <table:table-cell table:number-columns-repeated="4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AVERAGE([.B6]:OFFSET([.B6];0;[.A6]-1))" office:value-type="float" office:value="3117.75293782889" calcext:value-type="float">
            <text:p>3117.75293782889</text:p>
          </table:table-cell>
          <table:table-cell table:formula="of:=( MAX([.B6]:OFFSET([.B6];0;[.A6]-1)) - MIN([.B6]:OFFSET([.B6];0;[.A6]-1) )  )/2" office:value-type="float" office:value="45.0939742149999" calcext:value-type="float">
            <text:p>45.0939742149999</text:p>
          </table:table-cell>
          <table:table-cell/>
          <table:table-cell office:value-type="float" office:value="48" calcext:value-type="float">
            <text:p>48</text:p>
          </table:table-cell>
          <table:table-cell table:formula="of:=([.B33]+[.B40]+[.B47])/3" office:value-type="float" office:value="3223.83368923403" calcext:value-type="float">
            <text:p>3223.83368923403</text:p>
          </table:table-cell>
          <table:table-cell table:formula="of:=SQRT([.C33]^2 + [.C40]^2 + [.C47]^2)/3" office:value-type="float" office:value="33.5047577184947" calcext:value-type="float">
            <text:p>33.5047577184947</text:p>
          </table:table-cell>
          <table:table-cell table:number-columns-repeated="4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AVERAGE([.B7]:OFFSET([.B7];0;[.A7]-1))" office:value-type="float" office:value="3222.65254743813" calcext:value-type="float">
            <text:p>3222.65254743813</text:p>
          </table:table-cell>
          <table:table-cell table:formula="of:=( MAX([.B7]:OFFSET([.B7];0;[.A7]-1)) - MIN([.B7]:OFFSET([.B7];0;[.A7]-1) )  )/2" office:value-type="float" office:value="68.0644230550001" calcext:value-type="float">
            <text:p>68.0644230550001</text:p>
          </table:table-cell>
          <table:table-cell table:number-columns-repeated="47"/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2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10]:OFFSET([.B10];0;[.A10]-1))" office:value-type="float" office:value="2629.74090631" calcext:value-type="float">
            <text:p>2629.74090631</text:p>
          </table:table-cell>
          <table:table-cell table:formula="of:=( MAX([.B10]:OFFSET([.B10];0;[.A10]-1)) - MIN([.B10]:OFFSET([.B10];0;[.A10]-1) )  )/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AVERAGE([.B11]:OFFSET([.B11];0;[.A11]-1))" office:value-type="float" office:value="2698.85489351" calcext:value-type="float">
            <text:p>2698.85489351</text:p>
          </table:table-cell>
          <table:table-cell table:formula="of:=( MAX([.B11]:OFFSET([.B11];0;[.A11]-1)) - MIN([.B11]:OFFSET([.B11];0;[.A11]-1) )  )/2" office:value-type="float" office:value="2.31552491499997" calcext:value-type="float">
            <text:p>2.31552491499997</text:p>
          </table:table-cell>
          <table:table-cell table:number-columns-repeated="47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formula="of:=AVERAGE([.B12]:OFFSET([.B12];0;[.A12]-1))" office:value-type="float" office:value="2786.67256150417" calcext:value-type="float">
            <text:p>2786.67256150417</text:p>
          </table:table-cell>
          <table:table-cell table:formula="of:=( MAX([.B12]:OFFSET([.B12];0;[.A12]-1)) - MIN([.B12]:OFFSET([.B12];0;[.A12]-1) )  )/2" office:value-type="float" office:value="0.00181085999997777" calcext:value-type="float">
            <text:p>0.001810859999978</text:p>
          </table:table-cell>
          <table:table-cell table:number-columns-repeated="4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AVERAGE([.B13]:OFFSET([.B13];0;[.A13]-1))" office:value-type="float" office:value="3084.15740929167" calcext:value-type="float">
            <text:p>3084.15740929167</text:p>
          </table:table-cell>
          <table:table-cell table:formula="of:=( MAX([.B13]:OFFSET([.B13];0;[.A13]-1)) - MIN([.B13]:OFFSET([.B13];0;[.A13]-1) )  )/2" office:value-type="float" office:value="35.2421712600001" calcext:value-type="float">
            <text:p>35.2421712600001</text:p>
          </table:table-cell>
          <table:table-cell table:number-columns-repeated="4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AVERAGE([.B14]:OFFSET([.B14];0;[.A14]-1))" office:value-type="float" office:value="3206.52864315396" calcext:value-type="float">
            <text:p>3206.52864315396</text:p>
          </table:table-cell>
          <table:table-cell table:formula="of:=( MAX([.B14]:OFFSET([.B14];0;[.A14]-1)) - MIN([.B14]:OFFSET([.B14];0;[.A14]-1) )  )/2" office:value-type="float" office:value="37.1949449700001" calcext:value-type="float">
            <text:p>37.1949449700001</text:p>
          </table:table-cell>
          <table:table-cell table:number-columns-repeated="47"/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3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17]:OFFSET([.B17];0;[.A17]-1))" office:value-type="float" office:value="2630.92449051" calcext:value-type="float">
            <text:p>2630.92449051</text:p>
          </table:table-cell>
          <table:table-cell table:formula="of:=( MAX([.B17]:OFFSET([.B17];0;[.A17]-1)) - MIN([.B17]:OFFSET([.B17];0;[.A17]-1) )  )/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AVERAGE([.B18]:OFFSET([.B18];0;[.A18]-1))" office:value-type="float" office:value="2698.46660680917" calcext:value-type="float">
            <text:p>2698.46660680917</text:p>
          </table:table-cell>
          <table:table-cell table:formula="of:=( MAX([.B18]:OFFSET([.B18];0;[.A18]-1)) - MIN([.B18]:OFFSET([.B18];0;[.A18]-1) )  )/2" office:value-type="float" office:value="1.48026966500015" calcext:value-type="float">
            <text:p>1.48026966500015</text:p>
          </table:table-cell>
          <table:table-cell table:number-columns-repeated="4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AVERAGE([.B19]:OFFSET([.B19];0;[.A19]-1))" office:value-type="float" office:value="2798.41053741917" calcext:value-type="float">
            <text:p>2798.41053741917</text:p>
          </table:table-cell>
          <table:table-cell table:formula="of:=( MAX([.B19]:OFFSET([.B19];0;[.A19]-1)) - MIN([.B19]:OFFSET([.B19];0;[.A19]-1) )  )/2" office:value-type="float" office:value="0.00039686500008429" calcext:value-type="float">
            <text:p>0.000396865000084</text:p>
          </table:table-cell>
          <table:table-cell table:number-columns-repeated="4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AVERAGE([.B20]:OFFSET([.B20];0;[.A20]-1))" office:value-type="float" office:value="3099.62502500222" calcext:value-type="float">
            <text:p>3099.62502500222</text:p>
          </table:table-cell>
          <table:table-cell table:formula="of:=( MAX([.B20]:OFFSET([.B20];0;[.A20]-1)) - MIN([.B20]:OFFSET([.B20];0;[.A20]-1) )  )/2" office:value-type="float" office:value="36.044654235" calcext:value-type="float">
            <text:p>36.044654235</text:p>
          </table:table-cell>
          <table:table-cell table:number-columns-repeated="4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AVERAGE([.B21]:OFFSET([.B21];0;[.A21]-1))" office:value-type="float" office:value="3242.31987711" calcext:value-type="float">
            <text:p>3242.31987711</text:p>
          </table:table-cell>
          <table:table-cell table:formula="of:=( MAX([.B21]:OFFSET([.B21];0;[.A21]-1)) - MIN([.B21]:OFFSET([.B21];0;[.A21]-1) )  )/2" office:value-type="float" office:value="63.9287845250001" calcext:value-type="float">
            <text:p>63.9287845250001</text:p>
          </table:table-cell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/00/0000</text:date>, <text:time style:data-style-name="N2" text:time-value="18:49:32.3635566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1-04T22:04:54.556401411</dc:date>
    <meta:editing-duration>P1DT1H22M51S</meta:editing-duration>
    <meta:editing-cycles>7</meta:editing-cycles>
    <meta:generator>LibreOffice/7.0.2.2$Linux_X86_64 LibreOffice_project/00$Build-2</meta:generator>
    <meta:document-statistic meta:table-count="1" meta:cell-count="458" meta:object-count="0"/>
  </office:meta>
</office:document-meta>
</file>